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Arial" fo:font-size="14pt" fo:language="en" fo:country="US" fo:font-weight="bold" style:font-size-asian="14pt" style:font-weight-asian="bold" style:font-size-complex="14pt"/>
    </style:style>
    <style:style style:name="P2" style:family="paragraph" style:parent-style-name="Standard">
      <style:text-properties style:font-name="Arial" fo:font-size="15pt" fo:font-weight="bold" style:font-size-asian="15pt" style:font-weight-asian="bold" style:font-size-complex="15pt"/>
    </style:style>
    <style:style style:name="P3" style:family="paragraph" style:parent-style-name="Standard">
      <style:text-properties style:font-name="Arial" fo:font-size="18pt" fo:font-weight="normal" style:font-size-asian="15.75pt" style:font-weight-asian="normal" style:font-size-complex="18pt" style:font-weight-complex="normal"/>
    </style:style>
    <style:style style:name="P4" style:family="paragraph" style:parent-style-name="Standard">
      <style:text-properties style:font-name="Arial" fo:font-size="13pt" fo:font-weight="bold" style:font-size-asian="11.3500003814697pt" style:font-weight-asian="bold" style:font-size-complex="13pt" style:font-weight-complex="bold"/>
    </style:style>
    <style:style style:name="P5"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6" style:family="paragraph" style:parent-style-name="Standard">
      <style:text-properties style:font-name="Arial" fo:font-size="18pt" fo:font-weight="normal" style:font-size-asian="15.75pt" style:font-weight-asian="normal" style:font-size-complex="18pt" style:font-weight-complex="normal"/>
    </style:style>
    <style:style style:name="P7" style:family="paragraph" style:parent-style-name="Standard" style:list-style-name="L3">
      <style:text-properties style:font-name="Arial" fo:font-size="18pt" fo:font-weight="normal" style:font-size-asian="15.75pt" style:font-weight-asian="normal" style:font-size-complex="18pt" style:font-weight-complex="normal"/>
    </style:style>
    <style:style style:name="P8"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3">
      <style:paragraph-properties fo:line-height="100%"/>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2pt" fo:font-weight="normal" style:font-size-asian="10.5pt" style:font-weight-asian="normal" style:font-size-complex="12pt" style:font-weight-complex="normal"/>
    </style:style>
    <style:style style:name="P11" style:family="paragraph" style:parent-style-name="Standard" style:list-style-name="L2">
      <style:paragraph-properties fo:line-height="100%"/>
      <style:text-properties style:font-name="Arial" fo:font-size="12pt" style:font-size-asian="12pt" style:font-size-complex="12pt"/>
    </style:style>
    <style:style style:name="P12" style:family="paragraph" style:parent-style-name="Standard" style:list-style-name="L2">
      <style:paragraph-properties fo:line-height="100%"/>
      <style:text-properties style:font-name="Arial" fo:font-size="12pt" fo:language="en" fo:country="US" style:font-size-asian="12pt" style:font-size-complex="12pt"/>
    </style:style>
    <style:style style:name="P13" style:family="paragraph" style:parent-style-name="Standard" style:list-style-name="L2">
      <style:text-properties style:font-name="Arial" fo:font-size="12pt" fo:language="en" fo:country="US" style:font-size-asian="12pt" style:font-size-complex="12pt"/>
    </style:style>
    <style:style style:name="P14" style:family="paragraph" style:parent-style-name="Standard" style:list-style-name="L2">
      <style:paragraph-properties fo:line-height="100%"/>
      <style:text-properties style:font-name="Arial" fo:font-size="12pt" fo:language="en" fo:country="US" fo:font-weight="normal" style:font-size-asian="12pt" style:font-weight-asian="normal" style:font-size-complex="12pt" style:font-weight-complex="normal"/>
    </style:style>
    <style:style style:name="P15"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16" style:family="paragraph" style:parent-style-name="Standard" style:list-style-name="L3">
      <style:text-properties style:font-name="Arial" fo:font-size="15pt" fo:font-weight="normal" style:font-size-asian="15pt" style:font-weight-asian="normal" style:font-size-complex="15pt" style:font-weight-complex="normal"/>
    </style:style>
    <style:style style:name="P17" style:family="paragraph" style:parent-style-name="Standard" style:list-style-name="L4">
      <style:text-properties style:font-name="Arial" fo:font-size="15pt" fo:font-weight="normal" style:font-size-asian="15pt" style:font-weight-asian="normal" style:font-size-complex="15pt" style:font-weight-complex="normal"/>
    </style:style>
    <style:style style:name="P18" style:family="paragraph" style:parent-style-name="Standard" style:list-style-name="L2">
      <style:text-properties style:font-name="Arial" fo:language="en" fo:country="US"/>
    </style:style>
    <style:style style:name="P19" style:family="paragraph" style:parent-style-name="Standard" style:list-style-name="L2">
      <style:text-properties style:font-name="Arial" fo:font-style="normal" fo:font-weight="bold" style:font-style-asian="normal" style:font-weight-asian="bold" style:font-style-complex="normal" style:font-weight-complex="bold"/>
    </style:style>
    <style:style style:name="P20" style:family="paragraph" style:parent-style-name="Standard" style:list-style-name="L2">
      <style:paragraph-properties fo:line-height="100%"/>
      <style:text-properties style:font-name="Arial" fo:font-style="normal" style:font-style-asian="normal" style:font-style-complex="normal"/>
    </style:style>
    <style:style style:name="P21" style:family="paragraph" style:parent-style-name="Standard" style:list-style-name="L2"/>
    <style:style style:name="P22" style:family="paragraph" style:parent-style-name="Standard" style:list-style-name="L1">
      <style:paragraph-properties fo:margin-left="0.2602in" fo:margin-right="0in" fo:text-indent="-0.25in" style:auto-text-indent="false">
        <style:tab-stops>
          <style:tab-stop style:position="0.4583in"/>
        </style:tab-stops>
      </style:paragraph-properties>
      <style:text-properties style:font-name="Arial" fo:font-size="15pt" fo:font-weight="normal" style:font-size-asian="13.1000003814697pt" style:font-weight-asian="normal" style:font-size-complex="15pt" style:font-weight-complex="normal"/>
    </style:style>
    <style:style style:name="P23" style:family="paragraph" style:parent-style-name="Standard" style:list-style-name="L1">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24" style:family="paragraph" style:parent-style-name="Standard" style:list-style-name="L1">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25" style:family="paragraph" style:parent-style-name="Standard" style:list-style-name="L2">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26" style:family="paragraph" style:parent-style-name="Standard" style:list-style-name="L2">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27" style:family="paragraph" style:parent-style-name="Standard" style:list-style-name="L4">
      <style:paragraph-properties fo:margin-left="0.0102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0" style:family="paragraph" style:parent-style-name="Standard" style:list-style-name="L2">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2">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2" style:family="paragraph" style:parent-style-name="Standard" style:list-style-name="L2">
      <style:paragraph-properties fo:margin-left="0.5626in" fo:margin-right="0in" fo:line-height="100%" fo:text-indent="-0.25in" style:auto-text-indent="false">
        <style:tab-stops/>
      </style:paragraph-properties>
      <style:text-properties style:font-name="Arial"/>
    </style:style>
    <style:style style:name="P33" style:family="paragraph" style:parent-style-name="Standard" style:list-style-name="L2">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4" style:family="paragraph" style:parent-style-name="Standard" style:list-style-name="L2">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35" style:family="paragraph" style:parent-style-name="Standard" style:list-style-name="L2">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6" style:family="paragraph" style:parent-style-name="Standard" style:list-style-name="L2">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2">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3">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40" style:family="paragraph" style:parent-style-name="Standard" style:list-style-name="L3">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4">
      <style:paragraph-properties fo:margin-left="0.0209in" fo:margin-right="0in" fo:text-indent="-0.25in" style:auto-text-indent="false">
        <style:tab-stops/>
      </style:paragraph-properties>
      <style:text-properties style:font-name="Arial" fo:font-size="12pt" fo:font-weight="normal" style:font-size-asian="10.5pt" style:font-weight-asian="normal" style:font-size-complex="12pt" style:font-weight-complex="normal"/>
    </style:style>
    <style:style style:name="P42" style:family="paragraph" style:parent-style-name="Standard" style:list-style-name="L2">
      <style:paragraph-properties fo:margin-left="0.0209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2">
      <style:paragraph-properties fo:margin-left="0in" fo:margin-right="0in" fo:line-height="100%" fo:text-indent="-0.4898in" style:auto-text-indent="false">
        <style:tab-stops>
          <style:tab-stop style:position="0.25in"/>
        </style:tab-stops>
      </style:paragraph-properties>
      <style:text-properties style:font-name="Arial" fo:font-size="12pt" style:font-size-asian="12pt" style:font-size-complex="12pt"/>
    </style:style>
    <style:style style:name="P44" style:family="paragraph" style:parent-style-name="Standard" style:list-style-name="L2">
      <style:paragraph-properties fo:margin-left="0in" fo:margin-right="0in" fo:line-height="100%" fo:text-indent="-0.4898in" style:auto-text-indent="false">
        <style:tab-stops>
          <style:tab-stop style:position="0.25in"/>
        </style:tab-stops>
      </style:paragraph-properties>
      <style:text-properties style:font-name="Arial" fo:font-size="12pt" fo:language="en" fo:country="US" style:font-size-asian="12pt" style:font-size-complex="12pt"/>
    </style:style>
    <style:style style:name="P45" style:family="paragraph" style:parent-style-name="footnote_20_text" style:master-page-name="Converted1">
      <style:paragraph-properties style:page-number="auto"/>
    </style:style>
    <style:style style:name="P46" style:family="paragraph" style:parent-style-name="footnote_20_text" style:master-page-name="Converted2">
      <style:paragraph-properties style:page-number="auto"/>
      <style:text-properties fo:language="en" fo:country="US"/>
    </style:style>
    <style:style style:name="P47" style:family="paragraph" style:parent-style-name="footnote_20_text" style:master-page-name="Converted3">
      <style:paragraph-properties style:page-number="auto"/>
    </style:style>
    <style:style style:name="P48" style:family="paragraph" style:parent-style-name="footnote_20_text" style:master-page-name="Converted5">
      <style:paragraph-properties style:page-number="auto"/>
    </style:style>
    <style:style style:name="P49" style:family="paragraph" style:parent-style-name="footnote_20_text" style:master-page-name="Converted7">
      <style:paragraph-properties style:page-number="auto"/>
    </style:style>
    <style:style style:name="P50" style:family="paragraph" style:parent-style-name="footnote_20_text" style:master-page-name="Converted8">
      <style:paragraph-properties style:page-number="auto"/>
      <style:text-properties fo:language="en" fo:country="US"/>
    </style:style>
    <style:style style:name="P51" style:family="paragraph" style:parent-style-name="footnote_20_text" style:master-page-name="Converted9">
      <style:paragraph-properties style:page-number="auto"/>
      <style:text-properties fo:language="en" fo:country="US"/>
    </style:style>
    <style:style style:name="P52"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5pt" style:font-size-asian="15pt" style:font-size-complex="15pt"/>
    </style:style>
    <style:style style:name="T12" style:family="text">
      <style:text-properties fo:font-size="2pt" style:font-size-asian="2pt" style:font-size-complex="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7">“User-Centered Process for Designing and Implementing Interactive Motion Tracking Softwar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10">When designing a completely new software system there are many factors to consider but the most important one is probably the future end users. This is especially true for systems aimed a more narrow group of end users as it will provide the possibility to tailor make the software to a greater extent. </text:p>
      <text:p text:style-name="P3">2 Purpose and methodology</text:p>
      <text:list xml:id="list6325440511" text:style-name="L1">
        <text:list-item>
          <text:list>
            <text:list-item>
              <text:p text:style-name="P22">Choice of development process</text:p>
            </text:list-item>
            <text:list-item>
              <text:p text:style-name="P23">Working in sprints</text:p>
            </text:list-item>
          </text:list>
        </text:list-item>
      </text:list>
      <text:p text:style-name="P8">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p>
      <text:list xml:id="list1689986189" text:continue-numbering="true" text:style-name="L1">
        <text:list-item>
          <text:list>
            <text:list-item>
              <text:p text:style-name="P24">Evaluation methods</text:p>
            </text:list-item>
          </text:list>
        </text:list-item>
      </text:list>
      <text:p text:style-name="P3">3 Background</text:p>
      <text:list xml:id="list521466325" text:style-name="L4">
        <text:list-item>
          <text:list>
            <text:list-item>
              <text:p text:style-name="P17">Motionvision</text:p>
              <text:p text:style-name="P41">e</text:p>
            </text:list-item>
            <text:list-item>
              <text:p text:style-name="P17">The experiment</text:p>
              <text:p text:style-name="P27">d</text:p>
            </text:list-item>
            <text:list-item>
              <text:p text:style-name="P17">D </text:p>
            </text:list-item>
          </text:list>
        </text:list-item>
      </text:list>
      <text:p text:style-name="P3">4 Theoretical framework</text:p>
      <text:list xml:id="list1193391764" text:style-name="L2">
        <text:list-item>
          <text:list>
            <text:list-item>
              <text:p text:style-name="P25">S</text:p>
            </text:list-item>
          </text:list>
          <text:p text:style-name="P26">Usability is a very important term in human-computer interaction (HCI) and is a measurment you can use in an evaluation of a systems user friendliness. What is meant by usability is that usage of the system should require as little effort as <text:soft-page-break/>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45"><text:span text:style-name="T1">Benyon, David, </text:span><text:span text:style-name="T2">”Designing Interactive Systems”, </text:span><text:span text:style-name="T1">s. 84</text:span></text:p></text:note-body></text:note></text:p>
          <text:p text:style-name="P26">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46">Benyon, D s.89</text:p></text:note-body></text:note></text:p>
          <text:list text:continue-numbering="true">
            <text:list-header>
              <text:p text:style-name="P42">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47"><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15"><text:s/>Why agile user-centered methods?</text:p>
            </text:list-item>
          </text:list>
          <text:p text:style-name="P43"><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44">The key is in other words rapid and dynamic development which is also in line with what suitable for processes where the end users are involved, user-centered development processes.</text:p>
          <text:p text:style-name="P12"><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14">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p>
          <text:list text:continue-numbering="true">
            <text:list-item>
              <text:p text:style-name="P15">Phase 0</text:p>
              <text:p text:style-name="P30">The initial phase of a user-centered systems design is called phase-0 and contains the overall project description.</text:p>
              <text:p text:style-name="P31">4.3.1 Contextual inquiry</text:p>
            </text:list-item>
          </text:list>
          <text:p text:style-name="P32"><text:span text:style-name="T6">Contextual inquiry means that the team is performing an analysis of the end-user by observing </text:span>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48"><text:span text:style-name="T1">Beyer, Hugh, </text:span><text:span text:style-name="T2">User-Centered Agile Methods</text:span></text:p></text:note-body></text:note></text:span><text:span text:style-name="T9">After the contextual inquiry all notes and data gathered about the user needs to be organized in a logical fashion. The data might be overwhelming though and it can be difficult to structure, therefore an </text:span><text:span text:style-name="T10">interpretation session </text:span><text:span text:style-name="T9">is held. </text:span><text:span text:style-name="T10">Affinity diagrams </text:span><text:span text:style-name="T9">are a way of organzing the data. These diagrams are built bottom up by building small groups of items that have a connection and then iteratively build larger groups of the newly created groups.</text:span><text:span text:style-name="T9"><text:note text:id="ftn5" text:note-class="footnote"><text:note-citation>5</text:note-citation><text:note-body><text:p text:style-name="P48"><text:span text:style-name="T1">Beyer, Hugh, </text:span><text:span text:style-name="T2">User-Centered Agile Methods</text:span></text:p></text:note-body></text:note></text:span></text:p>
          <text:list text:continue-numbering="true">
            <text:list-header>
              <text:p text:style-name="P33">4.3.2 Sequence models</text:p>
              <text:p text:style-name="P34">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48"><text:span text:style-name="T1">Beyer, Hugh, </text:span><text:span text:style-name="T2">User-Centered Agile Methods</text:span></text:p></text:note-body></text:note></text:span></text:p>
              <text:p text:style-name="P35">4.3.3 Personas</text:p>
              <text:p text:style-name="P35">4.3.4 Scenarios</text:p>
              <text:p text:style-name="P35"><text:soft-page-break/>4.3.5 Prototypes</text:p>
              <text:p text:style-name="P29"><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15">Release planning phase and sprints</text:p>
            </text:list-item>
          </text:list>
          <text:p text:style-name="P14">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36"><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15">Usability in the software process</text:p>
            </text:list-item>
          </text:list>
          <text:p text:style-name="P13">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text:soft-page-break/>requirements, usability requirements, work flow requirements and user interface requirements. </text:p>
          <text:p text:style-name="P13">Usability requirements are..</text:p>
          <text:p text:style-name="P18"><text:span text:style-name="T8">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pan text:style-name="T8">and the requirement itself can be validated and see that the actual work flow corresponds to the requirement.</text:span></text:p>
          <text:list text:continue-numbering="true">
            <text:list-header>
              <text:p text:style-name="P30"><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49"><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15">Methods for evaulating usability</text:p>
            </text:list-item>
          </text:list>
          <text:p text:style-name="P11"><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50">Benyon, s.228-232</text:p></text:note-body></text:note></text:p>
          <text:p text:style-name="P11"><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51">Benyon, s.232</text:p></text:note-body></text:note></text:p>
        </text:list-item>
        <text:list-item>
          <text:p text:style-name="P21"><text:span text:style-name="T1">Table <text:s/>- Guidelines for cooperative evaluation. </text:span><text:note text:id="ftn12" text:note-class="footnote"><text:note-citation>12</text:note-citation><text:note-body><text:p text:style-name="P52">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449876126" text:continue-numbering="true" text:style-name="L2">
              <text:list-header>
                <text:p text:style-name="P12">Step</text:p>
              </text:list-header>
            </text:list>
          </table:table-cell>
          <table:table-cell table:style-name="Table1.A1" office:value-type="string">
            <text:list xml:id="list1009683118" text:continue-numbering="true" text:style-name="L2">
              <text:list-header>
                <text:p text:style-name="P12">Notes<text:soft-page-break/></text:p>
              </text:list-header>
            </text:list>
          </table:table-cell>
        </table:table-row>
        <table:table-row table:style-name="Table1.1">
          <table:table-cell table:style-name="Table1.A1" office:value-type="string">
            <text:list xml:id="list2084038565" text:continue-numbering="true" text:style-name="L2">
              <text:list-header>
                <text:p text:style-name="P21">Using scenarios prepared earlier, write a draft list of tasks. </text:p>
              </text:list-header>
            </text:list>
          </table:table-cell>
          <table:table-cell table:style-name="Table1.A1" office:value-type="string">
            <text:list xml:id="list192305286" text:continue-numbering="true" text:style-name="L2">
              <text:list-header>
                <text:p text:style-name="P12">Tasks must be realistic, do-able with the software and explore the system thoroughly.</text:p>
              </text:list-header>
            </text:list>
          </table:table-cell>
        </table:table-row>
        <table:table-row table:style-name="Table1.1">
          <table:table-cell table:style-name="Table1.A1" office:value-type="string">
            <text:list xml:id="list1597887744" text:continue-numbering="true" text:style-name="L2">
              <text:list-header>
                <text:p text:style-name="P21">Try out the tasks and estimate how long they will take a participant to complete</text:p>
              </text:list-header>
            </text:list>
          </table:table-cell>
          <table:table-cell table:style-name="Table1.A1" office:value-type="string">
            <text:list xml:id="list335270048" text:continue-numbering="true" text:style-name="L2">
              <text:list-header>
                <text:p text:style-name="P12">Allow 50 percent longer than the total task time for each test session</text:p>
              </text:list-header>
            </text:list>
          </table:table-cell>
        </table:table-row>
        <table:table-row table:style-name="Table1.1">
          <table:table-cell table:style-name="Table1.A1" office:value-type="string">
            <text:list xml:id="list1548896912" text:continue-numbering="true" text:style-name="L2">
              <text:list-header>
                <text:p text:style-name="P21">Prepare a task sheet for the participants</text:p>
              </text:list-header>
            </text:list>
          </table:table-cell>
          <table:table-cell table:style-name="Table1.A1" office:value-type="string">
            <text:list xml:id="list612336872" text:continue-numbering="true" text:style-name="L2">
              <text:list-header>
                <text:p text:style-name="P12">Be specific and explain the tasks so that anyone can understand</text:p>
              </text:list-header>
            </text:list>
          </table:table-cell>
        </table:table-row>
        <table:table-row table:style-name="Table1.1">
          <table:table-cell table:style-name="Table1.A1" office:value-type="string">
            <text:list xml:id="list435468804" text:continue-numbering="true" text:style-name="L2">
              <text:list-header>
                <text:p text:style-name="P21">Get ready for the test session.</text:p>
              </text:list-header>
            </text:list>
          </table:table-cell>
          <table:table-cell table:style-name="Table1.A1" office:value-type="string">
            <text:list xml:id="list2155801133" text:continue-numbering="true" text:style-name="L2">
              <text:list-header>
                <text:p text:style-name="P12">Have the prototype ready in a suitable environment with a list of prompt questions, notebook and pens ready. A video or audio recorder would be very useful here.</text:p>
              </text:list-header>
            </text:list>
          </table:table-cell>
        </table:table-row>
        <table:table-row table:style-name="Table1.1">
          <table:table-cell table:style-name="Table1.A1" office:value-type="string">
            <text:list xml:id="list98858195" text:continue-numbering="true" text:style-name="L2">
              <text:list-header>
                <text:p text:style-name="P21">Tell the participants that it is the system that is under test, not them; explain and introduce the tasks</text:p>
              </text:list-header>
            </text:list>
          </table:table-cell>
          <table:table-cell table:style-name="Table1.A1" office:value-type="string">
            <text:list xml:id="list1398949672" text:continue-numbering="true" text:style-name="L2">
              <text:list-header>
                <text:p text:style-name="P12">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1200945459" text:continue-numbering="true" text:style-name="L2">
              <text:list-header>
                <text:p text:style-name="P21">Participants start the tasks. Have them give you running commentary on what they are doing, why they are doing it and difficulties or uncertainties they encounter. <text:s/></text:p>
              </text:list-header>
            </text:list>
          </table:table-cell>
          <table:table-cell table:style-name="Table1.A1" office:value-type="string">
            <text:list xml:id="list235032399" text:continue-numbering="true" text:style-name="L2">
              <text:list-header>
                <text:p text:style-name="P12">Take notes of where participants find problems or do something 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781183075" text:continue-numbering="true" text:style-name="L2">
              <text:list-header>
                <text:p text:style-name="P21">Encourage participants to keep talking.</text:p>
              </text:list-header>
            </text:list>
          </table:table-cell>
          <table:table-cell table:style-name="Table1.A1" office:value-type="string">
            <text:list xml:id="list1198466519" text:continue-numbering="true" text:style-name="L2">
              <text:list-header>
                <text:p text:style-name="P12">Some useful prompt questions are provided below. </text:p>
              </text:list-header>
            </text:list>
          </table:table-cell>
        </table:table-row>
        <table:table-row table:style-name="Table1.1">
          <table:table-cell table:style-name="Table1.A1" office:value-type="string">
            <text:list xml:id="list1626185869" text:continue-numbering="true" text:style-name="L2">
              <text:list-header>
                <text:p text:style-name="P21">When the participants have finished, interview them briefly about the usability of the prototype and the session itself.</text:p>
              </text:list-header>
            </text:list>
          </table:table-cell>
          <table:table-cell table:style-name="Table1.A1" office:value-type="string">
            <text:list xml:id="list206642758" text:continue-numbering="true" text:style-name="L2">
              <text:list-header>
                <text:p text:style-name="P12">Some useful questions are provided below. If you have a large number of participants, a simple questionnaire may be helpful.</text:p>
              </text:list-header>
            </text:list>
          </table:table-cell>
        </table:table-row>
        <table:table-row table:style-name="Table1.1">
          <table:table-cell table:style-name="Table1.A1" office:value-type="string">
            <text:list xml:id="list1020420804" text:continue-numbering="true" text:style-name="L2">
              <text:list-header>
                <text:p text:style-name="P21">Write up your notes as soon as possible and incorporate into a usability report.</text:p>
              </text:list-header>
            </text:list>
          </table:table-cell>
          <table:table-cell table:style-name="Table1.A1" office:value-type="string">
            <text:list xml:id="list1123924986" text:continue-numbering="true" text:style-name="L2">
              <text:list-header>
                <text:p text:style-name="P12"/>
              </text:list-header>
            </text:list>
          </table:table-cell>
        </table:table-row>
      </table:table>
      <text:list xml:id="list653486625" text:continue-numbering="true" text:style-name="L2">
        <text:list-header>
          <text:p text:style-name="P11"/>
          <text:p text:style-name="P11"><text:soft-page-break/>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19">4.6.1 Visibilty of system status</text:p>
          <text:p text:style-name="P20">The idea here is that the system should always provide clear information to the user of what is going on so the user doesn't have to guess. </text:p>
          <text:p text:style-name="P19">4.6.2 Match between system and the real world</text:p>
          <text:p text:style-name="P20">Too much technical terms should be avoided, rather should the system speak the same language as its users so for systems aimed towards users with the same background technical terms that particular group is of course okay.</text:p>
          <text:p text:style-name="P19">4.6.3 User control and freedom</text:p>
          <text:p text:style-name="P20">Navigating back and forth should be easy and always possible, a home button for example that always take you back to the main window and cancel buttons to make sure that you can abort when accidentally pressing a button you didn't mean to press. </text:p>
          <text:p text:style-name="P19">4.6.4 Consistency and standards</text:p>
          <text:p text:style-name="P20">Follow standards for interface elements, naming of buttons and structure of interface. </text:p>
          <text:p text:style-name="P19">4.6.5 Error prevention</text:p>
          <text:p text:style-name="P20">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19">4.6.6 Recognition rather than recall</text:p>
          <text:p text:style-name="P20">Users shouldn't have to remember more than necessary, keep as many elements visible at all times as possible. </text:p>
          <text:p text:style-name="P19">4.6.7 Flexibilty and efficiency of use</text:p>
          <text:p text:style-name="P20">Naive users and experienced users may have opposing interests as the naive ones will want to have as much info as they need while the experienced ones will want o </text:p>
          <text:p text:style-name="P19">4.6.8 Aesthetic and minimalist design</text:p>
          <text:p text:style-name="P20">Keep information that is necessary for the user, irrelevant information will just take focus from relevant info. </text:p>
          <text:p text:style-name="P19">4.6.9 Help users recognize, diagnose and recover from errors</text:p>
          <text:p text:style-name="P20">Any error messages should be written so the user can understand them, not any technical messages. Also a suggested solution should be provided.</text:p>
          <text:p text:style-name="P19">4.6.10 Help and documentation</text:p>
          <text:list>
            <text:list-header>
              <text:p text:style-name="P37"><text:soft-page-break/>The less documentation that is needed the better but for complex systems it might be necessary and should then exist. The documentation should be easy to search and provide the necessary help for the user.</text:p>
            </text:list-header>
          </text:list>
        </text:list-header>
      </text:list>
      <text:p text:style-name="P3">5 Analysis and design</text:p>
      <text:list xml:id="list781960579" text:style-name="L3">
        <text:list-item>
          <text:list>
            <text:list-item>
              <text:p text:style-name="P16">Contextual inquiry</text:p>
              <text:p text:style-name="P39"><text:span text:style-name="T8">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7"><text:s/><text:span text:style-name="T11">Personas</text:span></text:p>
            </text:list-item>
          </text:list>
          <text:p text:style-name="P9">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9">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9">Being young and in generally good health X has no issues learning new systems as long as they are reasonably complex.</text:p>
          <text:list text:continue-numbering="true">
            <text:list-header>
              <text:p text:style-name="P38">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6"><text:s/>Scenarios</text:p>
              <text:p text:style-name="P40">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7"><text:s/><text:span text:style-name="T11">Sequence models</text:span><text:tab/></text:p>
            </text:list-item>
            <text:list-item>
              <text:p text:style-name="P7"><text:s/><text:span text:style-name="T11">Paper prototype</text:span></text:p>
              <text:p text:style-name="P28">The paper prototype was made in two iterations before the actual draft of a GUI was first implemented. Using a combination of the open source tool <text:soft-page-break/>Pencil and actual drawings a prototype was produced with no interaction for the user but clearly specfied what actions are possible and what they lead to.</text:p>
            </text:list-item>
          </text:list>
        </text:list-item>
      </text:list>
      <text:p text:style-name="P3">6 Implementation (use help manual for this section)</text:p>
      <text:p text:style-name="P3">7 Evaluation</text:p>
      <text:p text:style-name="P3">8 Results</text:p>
      <text:p text:style-name="P3">9 Analysis and discussion</text:p>
      <text:p text:style-name="P3">10 Conclu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62</meta:editing-cycles>
    <meta:print-date>2014-01-17T13:08:00</meta:print-date>
    <meta:creation-date>2014-01-21T15:14:00</meta:creation-date>
    <dc:date>2014-03-06T15:09:39</dc:date>
    <meta:editing-duration>PT18H13M39S</meta:editing-duration>
    <meta:generator>LibreOffice/3.5$Linux_x86 LibreOffice_project/350m1$Build-2</meta:generator>
    <meta:document-statistic meta:table-count="1" meta:image-count="0" meta:object-count="0" meta:page-count="10" meta:paragraph-count="117" meta:word-count="3134" meta:character-count="18821" meta:non-whitespace-character-count="1579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